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7.14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6" style:family="table-cell" style:parent-style-name="Default"/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number-columns-repeated="242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PRODUCT([.C2:.E2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PRODUCT (does not support blanks!)</text:p>
          </table:table-cell>
          <table:table-cell office:value-type="string">
            <text:p>PRODUCT</text:p>
          </table:table-cell>
          <table:table-cell table:style-name="ce15"/>
          <table:table-cell/>
          <table:table-cell/>
          <table:table-cell table:style-name="ce16" table:formula="oooc:=IF(ISBLANK([.M2]);[.A2];[.M2])" office:value-type="float" office:value="6">
            <text:p>6</text:p>
          </table:table-cell>
          <table:table-cell table:style-name="ce16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PRODUCT([.C3:.E3]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]);[.A3];[.M3])" office:value-type="float" office:value="120">
            <text:p>120</text:p>
          </table:table-cell>
          <table:table-cell table:style-name="ce16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ooc:=PRODUCT([.C5:.E6])" office:value-type="float" office:value="720">
            <text:p>7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]);[.A5];[.M5])" office:value-type="float" office:value="720">
            <text:p>720</text:p>
          </table:table-cell>
          <table:table-cell table:style-name="ce16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4400">
            <text:p>14400</text:p>
          </table:table-cell>
          <table:table-cell table:formula="oooc:=PRODUCT([.C6:.E6])^2" office:value-type="float" office:value="14400">
            <office:annotation draw:style-name="gr1" draw:text-style-name="P1" svg:width="1.782cm" svg:height="1.995cm" svg:x="10.657cm" svg:y="1.229cm" draw:caption-point-x="-10.657cm" draw:caption-point-y="-1.229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]);[.A6];[.M6])" office:value-type="float" office:value="14400">
            <text:p>14400</text:p>
          </table:table-cell>
          <table:table-cell table:style-name="ce16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PRODUCT([.C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]);[.A8];[.M8])" office:value-type="float" office:value="1">
            <text:p>1</text:p>
          </table:table-cell>
          <table:table-cell table:style-name="ce16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PRODUCT([.C9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]);[.A9];[.M9])" office:value-type="float" office:value="4">
            <text:p>4</text:p>
          </table:table-cell>
          <table:table-cell table:style-name="ce16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PRODUCT([.C11];[.D1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]);[.A11];[.M11])" office:value-type="float" office:value="2">
            <text:p>2</text:p>
          </table:table-cell>
          <table:table-cell table:style-name="ce16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ooc:=PRODUCT([.C12];[.D12])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]);[.A12];[.M12])" office:value-type="float" office:value="20">
            <text:p>20</text:p>
          </table:table-cell>
          <table:table-cell table:style-name="ce16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PRODUCT([.C14];[.D14];[.E14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]);[.A14];[.M14])" office:value-type="float" office:value="6">
            <text:p>6</text:p>
          </table:table-cell>
          <table:table-cell table:style-name="ce16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PRODUCT([.C15];[.D15];[.E15]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]);[.A15];[.M15])" office:value-type="float" office:value="120">
            <text:p>120</text:p>
          </table:table-cell>
          <table:table-cell table:style-name="ce16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70">
            <text:p>70</text:p>
          </table:table-cell>
          <table:table-cell table:formula="oooc:=PRODUCT([.C17];[.G17];[.D17];[.I17])" office:value-type="float" office:value="70">
            <text:p>7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7]);[.A17];[.M17])" office:value-type="float" office:value="70">
            <text:p>70</text:p>
          </table:table-cell>
          <table:table-cell table:style-name="ce16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6">
            <text:p>126</text:p>
          </table:table-cell>
          <table:table-cell table:formula="oooc:=PRODUCT([.C18];[.G18];[.D18];[.I18])" office:value-type="float" office:value="126">
            <text:p>12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8]);[.A18];[.M18])" office:value-type="float" office:value="126">
            <text:p>126</text:p>
          </table:table-cell>
          <table:table-cell table:style-name="ce16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PRODUCT([.D20];[.C20];[.C20];[.D20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0]);[.A20];[.M20])" office:value-type="float" office:value="4">
            <text:p>4</text:p>
          </table:table-cell>
          <table:table-cell table:style-name="ce16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ooc:=PRODUCT([.D21];[.C21];[.C21];[.D21])" office:value-type="float" office:value="400">
            <text:p>40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1]);[.A21];[.M21])" office:value-type="float" office:value="400">
            <text:p>400</text:p>
          </table:table-cell>
          <table:table-cell table:style-name="ce16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ooc:=PRODUCT(ProductRange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3]);[.A23];[.M23])" office:value-type="float" office:value="120">
            <text:p>120</text:p>
          </table:table-cell>
          <table:table-cell table:style-name="ce16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PRODUCT([.C24:.E24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4]);[.A24];[.M24])" office:value-type="float" office:value="6">
            <text:p>6</text:p>
          </table:table-cell>
          <table:table-cell table:style-name="ce16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10">
            <text:p>210</text:p>
          </table:table-cell>
          <table:table-cell table:formula="oooc:=PRODUCT([.C26:.E26];[.G26];[.I26])" office:value-type="float" office:value="210">
            <text:p>2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6]);[.A26];[.M26])" office:value-type="float" office:value="210">
            <text:p>210</text:p>
          </table:table-cell>
          <table:table-cell table:style-name="ce16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0240">
            <text:p>30240</text:p>
          </table:table-cell>
          <table:table-cell table:formula="oooc:=PRODUCT([.C27:.E27];[.G27];[.I27])" office:value-type="float" office:value="30240">
            <text:p>3024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7]);[.A27];[.M27])" office:value-type="float" office:value="30240">
            <text:p>30240</text:p>
          </table:table-cell>
          <table:table-cell table:style-name="ce16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[.C29:.E29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COUNT (does not support blanks!)</text:p>
          </table:table-cell>
          <table:table-cell office:value-type="string">
            <text:p>COUNT</text:p>
          </table:table-cell>
          <table:table-cell table:style-name="ce15"/>
          <table:table-cell/>
          <table:table-cell/>
          <table:table-cell table:style-name="ce16" table:formula="oooc:=IF(ISBLANK([.M29]);[.A29];[.M29])" office:value-type="float" office:value="3">
            <text:p>3</text:p>
          </table:table-cell>
          <table:table-cell table:style-name="ce16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[.C30:.E30]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0]);[.A30];[.M30])" office:value-type="float" office:value="3">
            <text:p>3</text:p>
          </table:table-cell>
          <table:table-cell table:style-name="ce16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COUNT([.C32:.E33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2]);[.A32];[.M32])" office:value-type="float" office:value="6">
            <text:p>6</text:p>
          </table:table-cell>
          <table:table-cell table:style-name="ce16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COUNT([.C33:.E33])*2" office:value-type="float" office:value="6">
            <office:annotation draw:style-name="gr1" draw:text-style-name="P1" svg:width="1.781cm" svg:height="2cm" svg:x="6.026cm" svg:y="14.761cm" draw:caption-point-x="-6.026cm" draw:caption-point-y="-14.761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3]);[.A33];[.M33])" office:value-type="float" office:value="6">
            <text:p>6</text:p>
          </table:table-cell>
          <table:table-cell table:style-name="ce16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UNT([.C3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5]);[.A35];[.M35])" office:value-type="float" office:value="1">
            <text:p>1</text:p>
          </table:table-cell>
          <table:table-cell table:style-name="ce16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COUNT([.C36])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6]);[.A36];[.M36])" office:value-type="float" office:value="1">
            <text:p>1</text:p>
          </table:table-cell>
          <table:table-cell table:style-name="ce16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COUNT([.C38];[.D38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8]);[.A38];[.M38])" office:value-type="float" office:value="2">
            <text:p>2</text:p>
          </table:table-cell>
          <table:table-cell table:style-name="ce16"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COUNT([.C39];[.D39])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39]);[.A39];[.M39])" office:value-type="float" office:value="2">
            <text:p>2</text:p>
          </table:table-cell>
          <table:table-cell table:style-name="ce16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[.C41];[.D41];[.E41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1]);[.A41];[.M41])" office:value-type="float" office:value="3">
            <text:p>3</text:p>
          </table:table-cell>
          <table:table-cell table:style-name="ce16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[.C42];[.D42];[.E42]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2]);[.A42];[.M42])" office:value-type="float" office:value="3">
            <text:p>3</text:p>
          </table:table-cell>
          <table:table-cell table:style-name="ce16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COUNT([.C44];[.G44];[.D44];[.I44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4]);[.A44];[.M44])" office:value-type="float" office:value="4">
            <text:p>4</text:p>
          </table:table-cell>
          <table:table-cell table:style-name="ce16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COUNT([.C45];[.G45];[.D45];[.I45])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5]);[.A45];[.M45])" office:value-type="float" office:value="4">
            <text:p>4</text:p>
          </table:table-cell>
          <table:table-cell table:style-name="ce16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COUNT([.D47];[.C47];[.C47];[.D47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7]);[.A47];[.M47])" office:value-type="float" office:value="4">
            <text:p>4</text:p>
          </table:table-cell>
          <table:table-cell table:style-name="ce16"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COUNT([.D48];[.C48];[.C48];[.D48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48]);[.A48];[.M48])" office:value-type="float" office:value="4">
            <text:p>4</text:p>
          </table:table-cell>
          <table:table-cell table:style-name="ce16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CountRange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0]);[.A50];[.M50])" office:value-type="float" office:value="3">
            <text:p>3</text:p>
          </table:table-cell>
          <table:table-cell table:style-name="ce16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([.C51:.E51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1]);[.A51];[.M51])" office:value-type="float" office:value="3">
            <text:p>3</text:p>
          </table:table-cell>
          <table:table-cell table:style-name="ce16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COUNT([.C53:.E53];[.G53];[.I53])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3]);[.A53];[.M53])" office:value-type="float" office:value="5">
            <text:p>5</text:p>
          </table:table-cell>
          <table:table-cell table:style-name="ce16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COUNT([.C54:.E54];[.G54];[.I54])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4]);[.A54];[.M54])" office:value-type="float" office:value="5">
            <text:p>5</text:p>
          </table:table-cell>
          <table:table-cell table:style-name="ce16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A([.C56:.E56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</text:p>
          </table:table-cell>
          <table:table-cell table:style-name="ce8" office:value-type="boolean" office:boolean-value="true">
            <text:p>ИСТИНА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UNTA</text:p>
          </table:table-cell>
          <table:table-cell table:style-name="ce15"/>
          <table:table-cell/>
          <table:table-cell/>
          <table:table-cell table:style-name="ce16" table:formula="oooc:=IF(ISBLANK([.M56]);[.A56];[.M56])" office:value-type="float" office:value="3">
            <text:p>3</text:p>
          </table:table-cell>
          <table:table-cell table:style-name="ce16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COUNTA([.C57:.E57])" office:value-type="float" office:value="3">
            <text:p>3</text:p>
          </table:table-cell>
          <table:table-cell table:style-name="ce8" office:value-type="boolean" office:boolean-value="false">
            <text:p>ЛОЖЬ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Hell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57]);[.A57];[.M57])" office:value-type="float" office:value="3">
            <text:p>3</text:p>
          </table:table-cell>
          <table:table-cell table:style-name="ce16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AVERAGE([.C59:.E59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AVERAGE (does not support blanks!)</text:p>
          </table:table-cell>
          <table:table-cell office:value-type="string">
            <text:p>AVERAGE</text:p>
          </table:table-cell>
          <table:table-cell table:style-name="ce15"/>
          <table:table-cell/>
          <table:table-cell/>
          <table:table-cell table:style-name="ce16" table:formula="oooc:=IF(ISBLANK([.M59]);[.A59];[.M59])" office:value-type="float" office:value="2">
            <text:p>2</text:p>
          </table:table-cell>
          <table:table-cell table:style-name="ce16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AVERAGE([.C60:.E60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0]);[.A60];[.M60])" office:value-type="float" office:value="5">
            <text:p>5</text:p>
          </table:table-cell>
          <table:table-cell table:style-name="ce16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.5">
            <text:p>3,5</text:p>
          </table:table-cell>
          <table:table-cell table:formula="oooc:=AVERAGE([.C62:.E63])" office:value-type="float" office:value="3.5">
            <text:p>3,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2]);[.A62];[.M62])" office:value-type="float" office:value="3.5">
            <text:p>3,5</text:p>
          </table:table-cell>
          <table:table-cell table:style-name="ce16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AVERAGE([.C63:.E63];[.C63:.E63])" office:value-type="float" office:value="5">
            <office:annotation draw:style-name="gr1" draw:text-style-name="P1" svg:width="1.781cm" svg:height="2cm" svg:x="6.026cm" svg:y="28.433cm" draw:caption-point-x="-6.026cm" draw:caption-point-y="-28.433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3]);[.A63];[.M63])" office:value-type="float" office:value="5">
            <text:p>5</text:p>
          </table:table-cell>
          <table:table-cell table:style-name="ce16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AVERAGE([.C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5]);[.A65];[.M65])" office:value-type="float" office:value="1">
            <text:p>1</text:p>
          </table:table-cell>
          <table:table-cell table:style-name="ce16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AVERAGE([.C66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6]);[.A66];[.M66])" office:value-type="float" office:value="4">
            <text:p>4</text:p>
          </table:table-cell>
          <table:table-cell table:style-name="ce16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.5">
            <text:p>1,5</text:p>
          </table:table-cell>
          <table:table-cell table:formula="oooc:=AVERAGE([.C68];[.D68])" office:value-type="float" office:value="1.5">
            <text:p>1,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8]);[.A68];[.M68])" office:value-type="float" office:value="1.5">
            <text:p>1,5</text:p>
          </table:table-cell>
          <table:table-cell table:style-name="ce16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5">
            <text:p>4,5</text:p>
          </table:table-cell>
          <table:table-cell table:formula="oooc:=AVERAGE([.C69];[.D69])" office:value-type="float" office:value="4.5">
            <text:p>4,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69]);[.A69];[.M69])" office:value-type="float" office:value="4.5">
            <text:p>4,5</text:p>
          </table:table-cell>
          <table:table-cell table:style-name="ce16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AVERAGE([.C71];[.D71];[.E7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1]);[.A71];[.M71])" office:value-type="float" office:value="2">
            <text:p>2</text:p>
          </table:table-cell>
          <table:table-cell table:style-name="ce16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AVERAGE([.C72];[.D72];[.E72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2]);[.A72];[.M72])" office:value-type="float" office:value="5">
            <text:p>5</text:p>
          </table:table-cell>
          <table:table-cell table:style-name="ce16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.75">
            <text:p>3,75</text:p>
          </table:table-cell>
          <table:table-cell table:formula="oooc:=AVERAGE([.C74];[.G74];[.D74];[.I74])" office:value-type="float" office:value="3.75">
            <text:p>3,7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4]);[.A74];[.M74])" office:value-type="float" office:value="3.75">
            <text:p>3,75</text:p>
          </table:table-cell>
          <table:table-cell table:style-name="ce16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25">
            <text:p>4,25</text:p>
          </table:table-cell>
          <table:table-cell table:formula="oooc:=AVERAGE([.C75];[.G75];[.D75];[.I75])" office:value-type="float" office:value="4.25">
            <text:p>4,2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5]);[.A75];[.M75])" office:value-type="float" office:value="4.25">
            <text:p>4,25</text:p>
          </table:table-cell>
          <table:table-cell table:style-name="ce16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.5">
            <text:p>1,5</text:p>
          </table:table-cell>
          <table:table-cell table:formula="oooc:=AVERAGE([.D77];[.C77];[.C77];[.D77])" office:value-type="float" office:value="1.5">
            <text:p>1,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7]);[.A77];[.M77])" office:value-type="float" office:value="1.5">
            <text:p>1,5</text:p>
          </table:table-cell>
          <table:table-cell table:style-name="ce16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5">
            <text:p>4,5</text:p>
          </table:table-cell>
          <table:table-cell table:formula="oooc:=AVERAGE([.D78];[.C78];[.C78];[.D78])" office:value-type="float" office:value="4.5">
            <text:p>4,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78]);[.A78];[.M78])" office:value-type="float" office:value="4.5">
            <text:p>4,5</text:p>
          </table:table-cell>
          <table:table-cell table:style-name="ce16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AVERAGE(AverageRange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0]);[.A80];[.M80])" office:value-type="float" office:value="5">
            <text:p>5</text:p>
          </table:table-cell>
          <table:table-cell table:style-name="ce16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AVERAGE([.C81:.E8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1]);[.A81];[.M81])" office:value-type="float" office:value="2">
            <text:p>2</text:p>
          </table:table-cell>
          <table:table-cell table:style-name="ce16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.6">
            <text:p>3,6</text:p>
          </table:table-cell>
          <table:table-cell table:formula="oooc:=AVERAGE([.C83:.E83];[.G83];[.I83])" office:value-type="float" office:value="3.6">
            <text:p>3,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3]);[.A83];[.M83])" office:value-type="float" office:value="3.6">
            <text:p>3,6</text:p>
          </table:table-cell>
          <table:table-cell table:style-name="ce16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AVERAGE([.C84:.E84];[.G84];[.I84])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4]);[.A84];[.M84])" office:value-type="float" office:value="8">
            <text:p>8</text:p>
          </table:table-cell>
          <table:table-cell table:style-name="ce16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ooc:=MIN([.C86:.E86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IN (does not support blanks!)</text:p>
          </table:table-cell>
          <table:table-cell office:value-type="string">
            <text:p>MIN</text:p>
          </table:table-cell>
          <table:table-cell table:style-name="ce15"/>
          <table:table-cell/>
          <table:table-cell/>
          <table:table-cell table:style-name="ce16" table:formula="oooc:=IF(ISBLANK([.M86]);[.A86];[.M86])" office:value-type="float" office:value="-1">
            <text:p>-1</text:p>
          </table:table-cell>
          <table:table-cell table:style-name="ce16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[.C87:.E87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7]);[.A87];[.M87])" office:value-type="float" office:value="4">
            <text:p>4</text:p>
          </table:table-cell>
          <table:table-cell table:style-name="ce16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89:.E9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89]);[.A89];[.M89])" office:value-type="float" office:value="1">
            <text:p>1</text:p>
          </table:table-cell>
          <table:table-cell table:style-name="ce16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[.C90:.E90])" office:value-type="float" office:value="4">
            <office:annotation draw:style-name="gr1" draw:text-style-name="P1" svg:width="1.781cm" svg:height="1.999cm" svg:x="6.026cm" svg:y="40.738cm" draw:caption-point-x="-6.026cm" draw:caption-point-y="-40.738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0]);[.A90];[.M90])" office:value-type="float" office:value="4">
            <text:p>4</text:p>
          </table:table-cell>
          <table:table-cell table:style-name="ce16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9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2]);[.A92];[.M92])" office:value-type="float" office:value="1">
            <text:p>1</text:p>
          </table:table-cell>
          <table:table-cell table:style-name="ce16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[.C93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3]);[.A93];[.M93])" office:value-type="float" office:value="4">
            <text:p>4</text:p>
          </table:table-cell>
          <table:table-cell table:style-name="ce16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95];[.D9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5]);[.A95];[.M95])" office:value-type="float" office:value="1">
            <text:p>1</text:p>
          </table:table-cell>
          <table:table-cell table:style-name="ce16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[.C96];[.D96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6]);[.A96];[.M96])" office:value-type="float" office:value="4">
            <text:p>4</text:p>
          </table:table-cell>
          <table:table-cell table:style-name="ce16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98];[.D98];[.E9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8]);[.A98];[.M98])" office:value-type="float" office:value="1">
            <text:p>1</text:p>
          </table:table-cell>
          <table:table-cell table:style-name="ce16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6">
            <text:p>-6</text:p>
          </table:table-cell>
          <table:table-cell table:formula="oooc:=MIN([.C99];[.D99];[.E99])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-6">
            <text:p>-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99]);[.A99];[.M99])" office:value-type="float" office:value="-6">
            <text:p>-6</text:p>
          </table:table-cell>
          <table:table-cell table:style-name="ce16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101];[.G101];[.D101];[.I10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1]);[.A101];[.M101])" office:value-type="float" office:value="1">
            <text:p>1</text:p>
          </table:table-cell>
          <table:table-cell table:style-name="ce16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102];[.G102];[.D102];[.I102])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2]);[.A102];[.M102])" office:value-type="float" office:value="1">
            <text:p>1</text:p>
          </table:table-cell>
          <table:table-cell table:style-name="ce16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D104];[.C104];[.C104];[.D10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4]);[.A104];[.M104])" office:value-type="float" office:value="1">
            <text:p>1</text:p>
          </table:table-cell>
          <table:table-cell table:style-name="ce16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[.D105];[.C105];[.C105];[.D105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5]);[.A105];[.M105])" office:value-type="float" office:value="4">
            <text:p>4</text:p>
          </table:table-cell>
          <table:table-cell table:style-name="ce16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IN(MinRange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7]);[.A107];[.M107])" office:value-type="float" office:value="4">
            <text:p>4</text:p>
          </table:table-cell>
          <table:table-cell table:style-name="ce16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108:.E10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08]);[.A108];[.M108])" office:value-type="float" office:value="1">
            <text:p>1</text:p>
          </table:table-cell>
          <table:table-cell table:style-name="ce16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IN([.C110:.E110];[.G110];[.I11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0]);[.A110];[.M110])" office:value-type="float" office:value="1">
            <text:p>1</text:p>
          </table:table-cell>
          <table:table-cell table:style-name="ce16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IN([.C111:.E111];[.G111];[.I111])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1]);[.A111];[.M111])" office:value-type="float" office:value="6">
            <text:p>6</text:p>
          </table:table-cell>
          <table:table-cell table:style-name="ce16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X([.C113:.E113])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AX (does not support blanks!)</text:p>
          </table:table-cell>
          <table:table-cell office:value-type="string">
            <text:p>MAX</text:p>
          </table:table-cell>
          <table:table-cell table:style-name="ce15"/>
          <table:table-cell/>
          <table:table-cell/>
          <table:table-cell table:style-name="ce16" table:formula="oooc:=IF(ISBLANK([.M113]);[.A113];[.M113])" office:value-type="float" office:value="2">
            <text:p>2</text:p>
          </table:table-cell>
          <table:table-cell table:style-name="ce16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AX([.C114:.E114])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4]);[.A114];[.M114])" office:value-type="float" office:value="6">
            <text:p>6</text:p>
          </table:table-cell>
          <table:table-cell table:style-name="ce16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AX([.C116:.E117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6]);[.A116];[.M116])" office:value-type="float" office:value="6">
            <text:p>6</text:p>
          </table:table-cell>
          <table:table-cell table:style-name="ce16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AX([.C117:.E117])" office:value-type="float" office:value="6">
            <office:annotation draw:style-name="gr1" draw:text-style-name="P1" svg:width="1.781cm" svg:height="2cm" svg:x="6.026cm" svg:y="53.042cm" draw:caption-point-x="-6.026cm" draw:caption-point-y="-53.04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7]);[.A117];[.M117])" office:value-type="float" office:value="6">
            <text:p>6</text:p>
          </table:table-cell>
          <table:table-cell table:style-name="ce16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MAX([.C11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19]);[.A119];[.M119])" office:value-type="float" office:value="1">
            <text:p>1</text:p>
          </table:table-cell>
          <table:table-cell table:style-name="ce16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MAX([.C120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0]);[.A120];[.M120])" office:value-type="float" office:value="4">
            <text:p>4</text:p>
          </table:table-cell>
          <table:table-cell table:style-name="ce16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X([.C122];[.D122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2]);[.A122];[.M122])" office:value-type="float" office:value="2">
            <text:p>2</text:p>
          </table:table-cell>
          <table:table-cell table:style-name="ce16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MAX([.C123];[.D123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3]);[.A123];[.M123])" office:value-type="float" office:value="5">
            <text:p>5</text:p>
          </table:table-cell>
          <table:table-cell table:style-name="ce16"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X([.C125];[.D125];[.E125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5]);[.A125];[.M125])" office:value-type="float" office:value="3">
            <text:p>3</text:p>
          </table:table-cell>
          <table:table-cell table:style-name="ce16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ooc:=MAX([.C126];[.D126];[.E126])" office:value-type="float" office:value="-4">
            <text:p>-4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-6">
            <text:p>-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6]);[.A126];[.M126])" office:value-type="float" office:value="-4">
            <text:p>-4</text:p>
          </table:table-cell>
          <table:table-cell table:style-name="ce16"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MAX([.C128];[.G128];[.D128];[.I128])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8]);[.A128];[.M128])" office:value-type="float" office:value="7">
            <text:p>7</text:p>
          </table:table-cell>
          <table:table-cell table:style-name="ce16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MAX([.C129];[.G129];[.D129];[.I129])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29]);[.A129];[.M129])" office:value-type="float" office:value="7">
            <text:p>7</text:p>
          </table:table-cell>
          <table:table-cell table:style-name="ce16"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MAX([.D131];[.C131];[.C131];[.D13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1]);[.A131];[.M131])" office:value-type="float" office:value="2">
            <text:p>2</text:p>
          </table:table-cell>
          <table:table-cell table:style-name="ce16"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MAX([.D132];[.C132];[.C132];[.D132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2]);[.A132];[.M132])" office:value-type="float" office:value="5">
            <text:p>5</text:p>
          </table:table-cell>
          <table:table-cell table:style-name="ce16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AX(MaxRange)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4]);[.A134];[.M134])" office:value-type="float" office:value="6">
            <text:p>6</text:p>
          </table:table-cell>
          <table:table-cell table:style-name="ce16" table:formula="oooc:=IF(ISBLANK([.O134]);IF(ISERROR([.B134]);&quot;Err:&quot;&amp;ERRORTYPE([.B134])=[.M134];OR([.P134]=[.B134];AND(ISNUMBER([.P134]);ISNUMBER([.B134]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AX([.C135:.E135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5]);[.A135];[.M135])" office:value-type="float" office:value="3">
            <text:p>3</text:p>
          </table:table-cell>
          <table:table-cell table:style-name="ce16"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MAX([.C137:.E137];[.G137];[.I137])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7]);[.A137];[.M137])" office:value-type="float" office:value="7">
            <text:p>7</text:p>
          </table:table-cell>
          <table:table-cell table:style-name="ce16" table:formula="oooc:=IF(ISBLANK([.O137]);IF(ISERROR([.B137]);&quot;Err:&quot;&amp;ERRORTYPE([.B137])=[.M137];OR([.P137]=[.B137];AND(ISNUMBER([.P137]);ISNUMBER([.B137]);OR(AND([.P137]=0;ABS([.B137])&lt;1E-307);&quot;&quot;&amp;[.B137]=&quot;&quot;&amp;[.P137]))));[.O1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MAX([.C138:.E138];[.G138];[.I138])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38]);[.A138];[.M138])" office:value-type="float" office:value="10">
            <text:p>10</text:p>
          </table:table-cell>
          <table:table-cell table:style-name="ce16"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ARP([.C14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5"/>
          <table:table-cell/>
          <table:table-cell/>
          <table:table-cell table:style-name="ce16" table:formula="oooc:=IF(ISBLANK([.M140]);[.A140];[.M140])" office:value-type="float" office:value="0">
            <text:p>0</text:p>
          </table:table-cell>
          <table:table-cell table:style-name="ce16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ARP([.C141])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1]);[.A141];[.M141])" office:value-type="float" office:value="0">
            <text:p>0</text:p>
          </table:table-cell>
          <table:table-cell table:style-name="ce16"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VARP([.C143];[.D143])" office:value-type="float" office:value="0.25">
            <text:p>0,2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3]);[.A143];[.M143])" office:value-type="float" office:value="0.25">
            <text:p>0,25</text:p>
          </table:table-cell>
          <table:table-cell table:style-name="ce16" table:formula="oooc:=IF(ISBLANK([.O143]);IF(ISERROR([.B143]);&quot;Err:&quot;&amp;ERRORTYPE([.B143])=[.M143];OR([.P143]=[.B143];AND(ISNUMBER([.P143]);ISNUMBER([.B143]);OR(AND([.P143]=0;ABS([.B143])&lt;1E-307);&quot;&quot;&amp;[.B143]=&quot;&quot;&amp;[.P143]))));[.O1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VARP([.C144];[.D144])" office:value-type="float" office:value="0.25">
            <text:p>0,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4]);[.A144];[.M144])" office:value-type="float" office:value="0.25">
            <text:p>0,25</text:p>
          </table:table-cell>
          <table:table-cell table:style-name="ce16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.64">
            <text:p>4,64</text:p>
          </table:table-cell>
          <table:table-cell table:formula="oooc:=VARP([.C146:.E146];[.G146];[.I146])" office:value-type="float" office:value="4.64">
            <text:p>4,6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6]);[.A146];[.M146])" office:value-type="float" office:value="4.64">
            <text:p>4,64</text:p>
          </table:table-cell>
          <table:table-cell table:style-name="ce16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VARP([.C147:.E147];[.G147];[.I147])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47]);[.A147];[.M147])" office:value-type="float" office:value="2">
            <text:p>2</text:p>
          </table:table-cell>
          <table:table-cell table:style-name="ce16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VAR([.C149];[.D149])" office:value-type="float" office:value="0.5">
            <text:p>0,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5"/>
          <table:table-cell/>
          <table:table-cell/>
          <table:table-cell table:style-name="ce16" table:formula="oooc:=IF(ISBLANK([.M149]);[.A149];[.M149])" office:value-type="float" office:value="0.5">
            <text:p>0,5</text:p>
          </table:table-cell>
          <table:table-cell table:style-name="ce16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,5</text:p>
          </table:table-cell>
          <table:table-cell table:formula="oooc:=VAR([.C150];[.D150])" office:value-type="float" office:value="0.5">
            <text:p>0,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0]);[.A150];[.M150])" office:value-type="float" office:value="0.5">
            <text:p>0,5</text:p>
          </table:table-cell>
          <table:table-cell table:style-name="ce16" table:formula="oooc:=IF(ISBLANK([.O150]);IF(ISERROR([.B150]);&quot;Err:&quot;&amp;ERRORTYPE([.B150])=[.M150];OR([.P150]=[.B150];AND(ISNUMBER([.P150]);ISNUMBER([.B150]);OR(AND([.P150]=0;ABS([.B150])&lt;1E-307);&quot;&quot;&amp;[.B150]=&quot;&quot;&amp;[.P150]))));[.O15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5.8">
            <text:p>5,8</text:p>
          </table:table-cell>
          <table:table-cell table:formula="oooc:=VAR([.C152:.E152];[.G152];[.I152])" office:value-type="float" office:value="5.8">
            <text:p>5,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2]);[.A152];[.M152])" office:value-type="float" office:value="5.8">
            <text:p>5,8</text:p>
          </table:table-cell>
          <table:table-cell table:style-name="ce16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5">
            <text:p>2,5</text:p>
          </table:table-cell>
          <table:table-cell table:formula="oooc:=VAR([.C153:.E153];[.G153];[.I153])" office:value-type="float" office:value="2.5">
            <text:p>2,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3]);[.A153];[.M153])" office:value-type="float" office:value="2.5">
            <text:p>2,5</text:p>
          </table:table-cell>
          <table:table-cell table:style-name="ce16" table:formula="oooc:=IF(ISBLANK([.O153]);IF(ISERROR([.B153]);&quot;Err:&quot;&amp;ERRORTYPE([.B153])=[.M153];OR([.P153]=[.B153];AND(ISNUMBER([.P153]);ISNUMBER([.B153]);OR(AND([.P153]=0;ABS([.B153])&lt;1E-307);&quot;&quot;&amp;[.B153]=&quot;&quot;&amp;[.P153]))));[.O15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.82842712474619">
            <text:p>2,82843</text:p>
          </table:table-cell>
          <table:table-cell table:formula="oooc:=STDEV([.C155];[.D155])" office:value-type="float" office:value="2.82842712474619">
            <text:p>2,82843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5"/>
          <table:table-cell/>
          <table:table-cell/>
          <table:table-cell table:style-name="ce16" table:formula="oooc:=IF(ISBLANK([.M155]);[.A155];[.M155])" office:value-type="float" office:value="2.82842712474619">
            <text:p>2,82843</text:p>
          </table:table-cell>
          <table:table-cell table:style-name="ce16" table:formula="oooc:=IF(ISBLANK([.O155]);IF(ISERROR([.B155]);&quot;Err:&quot;&amp;ERRORTYPE([.B155])=[.M155];OR([.P155]=[.B155];AND(ISNUMBER([.P155]);ISNUMBER([.B155]);OR(AND([.P155]=0;ABS([.B155])&lt;1E-307);&quot;&quot;&amp;[.B155]=&quot;&quot;&amp;[.P155]))));[.O1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8166599946613">
            <text:p>2,08167</text:p>
          </table:table-cell>
          <table:table-cell table:formula="oooc:=STDEV([.C156];[.D156];[.E156])" office:value-type="float" office:value="2.08166599946613">
            <text:p>2,0816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3.567cm" svg:height="2cm" svg:x="8.983cm" svg:y="70.815cm" draw:caption-point-x="-8.983cm" draw:caption-point-y="-70.81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6]);[.A156];[.M156])" office:value-type="float" office:value="2.08166599946613">
            <text:p>2,08167</text:p>
          </table:table-cell>
          <table:table-cell table:style-name="ce16" table:formula="oooc:=IF(ISBLANK([.O156]);IF(ISERROR([.B156]);&quot;Err:&quot;&amp;ERRORTYPE([.B156])=[.M156];OR([.P156]=[.B156];AND(ISNUMBER([.P156]);ISNUMBER([.B156]);OR(AND([.P156]=0;ABS([.B156])&lt;1E-307);&quot;&quot;&amp;[.B156]=&quot;&quot;&amp;[.P156]))));[.O15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0.6887182796177">
            <text:p>40,68872</text:p>
          </table:table-cell>
          <table:table-cell table:formula="oooc:=STDEV([.C158:.E158];[.F158:.H158];[.I158])" office:value-type="float" office:value="40.6887182796177">
            <text:p>40,6887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8]);[.A158];[.M158])" office:value-type="float" office:value="40.6887182796177">
            <text:p>40,68872</text:p>
          </table:table-cell>
          <table:table-cell table:style-name="ce16" table:formula="oooc:=IF(ISBLANK([.O158]);IF(ISERROR([.B158]);&quot;Err:&quot;&amp;ERRORTYPE([.B158])=[.M158];OR([.P158]=[.B158];AND(ISNUMBER([.P158]);ISNUMBER([.B158]);OR(AND([.P158]=0;ABS([.B158])&lt;1E-307);&quot;&quot;&amp;[.B158]=&quot;&quot;&amp;[.P158]))));[.O1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15187851918806">
            <text:p>4,15188</text:p>
          </table:table-cell>
          <table:table-cell table:formula="oooc:=STDEV([.C159:.E159];[.F159:.H159];[.I159])" office:value-type="float" office:value="4.15187851918806">
            <text:p>4,1518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1.999cm" svg:x="8.983cm" svg:y="72.183cm" draw:caption-point-x="-8.983cm" draw:caption-point-y="-72.18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59]);[.A159];[.M159])" office:value-type="float" office:value="4.15187851918806">
            <text:p>4,15188</text:p>
          </table:table-cell>
          <table:table-cell table:style-name="ce16" table:formula="oooc:=IF(ISBLANK([.O159]);IF(ISERROR([.B159]);&quot;Err:&quot;&amp;ERRORTYPE([.B159])=[.M159];OR([.P159]=[.B159];AND(ISNUMBER([.P159]);ISNUMBER([.B159]);OR(AND([.P159]=0;ABS([.B159])&lt;1E-307);&quot;&quot;&amp;[.B159]=&quot;&quot;&amp;[.P159]))));[.O15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STDEVP([.C161])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5"/>
          <table:table-cell/>
          <table:table-cell/>
          <table:table-cell table:style-name="ce16" table:formula="oooc:=IF(ISBLANK([.M161]);[.A161];[.M161])" office:value-type="float" office:value="0">
            <text:p>0</text:p>
          </table:table-cell>
          <table:table-cell table:style-name="ce16" table:formula="oooc:=IF(ISBLANK([.O161]);IF(ISERROR([.B161]);&quot;Err:&quot;&amp;ERRORTYPE([.B161])=[.M161];OR([.P161]=[.B161];AND(ISNUMBER([.P161]);ISNUMBER([.B161]);OR(AND([.P161]=0;ABS([.B161])&lt;1E-307);&quot;&quot;&amp;[.B161]=&quot;&quot;&amp;[.P161]))));[.O1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">
            <text:p>1,5</text:p>
          </table:table-cell>
          <table:table-cell table:formula="oooc:=STDEVP([.C162];[.D162])" office:value-type="float" office:value="1.5">
            <text:p>1,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62]);[.A162];[.M162])" office:value-type="float" office:value="1.5">
            <text:p>1,5</text:p>
          </table:table-cell>
          <table:table-cell table:style-name="ce16" table:formula="oooc:=IF(ISBLANK([.O162]);IF(ISERROR([.B162]);&quot;Err:&quot;&amp;ERRORTYPE([.B162])=[.M162];OR([.P162]=[.B162];AND(ISNUMBER([.P162]);ISNUMBER([.B162]);OR(AND([.P162]=0;ABS([.B162])&lt;1E-307);&quot;&quot;&amp;[.B162]=&quot;&quot;&amp;[.P162]))));[.O1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05480466765633">
            <text:p>2,0548</text:p>
          </table:table-cell>
          <table:table-cell table:formula="oooc:=STDEVP([.C163];[.D163];[.E163])" office:value-type="float" office:value="2.05480466765633">
            <text:p>2,05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office:annotation draw:style-name="gr1" draw:text-style-name="P1" svg:width="3.567cm" svg:height="1.999cm" svg:x="8.983cm" svg:y="74.021cm" draw:caption-point-x="-8.983cm" draw:caption-point-y="-74.02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63]);[.A163];[.M163])" office:value-type="float" office:value="2.05480466765633">
            <text:p>2,0548</text:p>
          </table:table-cell>
          <table:table-cell table:style-name="ce16" table:formula="oooc:=IF(ISBLANK([.O163]);IF(ISERROR([.B163]);&quot;Err:&quot;&amp;ERRORTYPE([.B163])=[.M163];OR([.P163]=[.B163];AND(ISNUMBER([.P163]);ISNUMBER([.B163]);OR(AND([.P163]=0;ABS([.B163])&lt;1E-307);&quot;&quot;&amp;[.B163]=&quot;&quot;&amp;[.P163]))));[.O16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37.6704332172529">
            <text:p>37,67043</text:p>
          </table:table-cell>
          <table:table-cell table:formula="oooc:=STDEVP([.C165:.E165];[.F165:.H165];[.I165])" office:value-type="float" office:value="37.6704332172529">
            <text:p>37,67043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65]);[.A165];[.M165])" office:value-type="float" office:value="37.6704332172529">
            <text:p>37,67043</text:p>
          </table:table-cell>
          <table:table-cell table:style-name="ce16" table:formula="oooc:=IF(ISBLANK([.O165]);IF(ISERROR([.B165]);&quot;Err:&quot;&amp;ERRORTYPE([.B165])=[.M165];OR([.P165]=[.B165];AND(ISNUMBER([.P165]);ISNUMBER([.B165]);OR(AND([.P165]=0;ABS([.B165])&lt;1E-307);&quot;&quot;&amp;[.B165]=&quot;&quot;&amp;[.P165]))));[.O1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.8438925848782">
            <text:p>3,84389</text:p>
          </table:table-cell>
          <table:table-cell table:formula="oooc:=STDEVP([.C166:.E166];[.F166:.H166];[.I166])" office:value-type="float" office:value="3.8438925848782">
            <text:p>3,84389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2cm" svg:x="8.983cm" svg:y="75.388cm" draw:caption-point-x="-8.983cm" draw:caption-point-y="-75.38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84cm" svg:height="2cm" svg:x="31.27cm" svg:y="75.388cm" draw:caption-point-x="-31.27cm" draw:caption-point-y="-75.38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ce16" table:formula="oooc:=IF(ISBLANK([.M166]);[.A166];[.M166])" office:value-type="float" office:value="3.8438925848782">
            <text:p>3,84389</text:p>
          </table:table-cell>
          <table:table-cell table:style-name="ce16" table:formula="oooc:=IF(ISBLANK([.O166]);IF(ISERROR([.B166]);&quot;Err:&quot;&amp;ERRORTYPE([.B166])=[.M166];OR([.P166]=[.B166];AND(ISNUMBER([.P166]);ISNUMBER([.B166]);OR(AND([.P166]=0;ABS([.B166])&lt;1E-307);&quot;&quot;&amp;[.B166]=&quot;&quot;&amp;[.P166]))));[.O16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AVEDEV([.C168])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5"/>
          <table:table-cell/>
          <table:table-cell/>
          <table:table-cell table:style-name="ce16" table:formula="oooc:=IF(ISBLANK([.M168]);[.A168];[.M168])" office:value-type="float" office:value="0">
            <text:p>0</text:p>
          </table:table-cell>
          <table:table-cell table:style-name="ce16" table:formula="oooc:=IF(ISBLANK([.O168]);IF(ISERROR([.B168]);&quot;Err:&quot;&amp;ERRORTYPE([.B168])=[.M168];OR([.P168]=[.B168];AND(ISNUMBER([.P168]);ISNUMBER([.B168]);OR(AND([.P168]=0;ABS([.B168])&lt;1E-307);&quot;&quot;&amp;[.B168]=&quot;&quot;&amp;[.P168]))));[.O1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AVEDEV([.C169];[.D169])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69]);[.A169];[.M169])" office:value-type="float" office:value="2">
            <text:p>2</text:p>
          </table:table-cell>
          <table:table-cell table:style-name="ce16" table:formula="oooc:=IF(ISBLANK([.O169]);IF(ISERROR([.B169]);&quot;Err:&quot;&amp;ERRORTYPE([.B169])=[.M169];OR([.P169]=[.B169];AND(ISNUMBER([.P169]);ISNUMBER([.B169]);OR(AND([.P169]=0;ABS([.B169])&lt;1E-307);&quot;&quot;&amp;[.B169]=&quot;&quot;&amp;[.P169]))));[.O1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.55555555555556">
            <text:p>1,55556</text:p>
          </table:table-cell>
          <table:table-cell table:formula="oooc:=AVEDEV([.C170];[.D170];[.E170])" office:value-type="float" office:value="1.55555555555556">
            <text:p>1,55556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3.567cm" svg:height="2cm" svg:x="8.983cm" svg:y="77.226cm" draw:caption-point-x="-8.983cm" draw:caption-point-y="-77.22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70]);[.A170];[.M170])" office:value-type="float" office:value="1.55555555555556">
            <text:p>1,55556</text:p>
          </table:table-cell>
          <table:table-cell table:style-name="ce16" table:formula="oooc:=IF(ISBLANK([.O170]);IF(ISERROR([.B170]);&quot;Err:&quot;&amp;ERRORTYPE([.B170])=[.M170];OR([.P170]=[.B170];AND(ISNUMBER([.P170]);ISNUMBER([.B170]);OR(AND([.P170]=0;ABS([.B170])&lt;1E-307);&quot;&quot;&amp;[.B170]=&quot;&quot;&amp;[.P170]))));[.O17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26.0926530612245">
            <text:p>26,09265</text:p>
          </table:table-cell>
          <table:table-cell table:formula="oooc:=AVEDEV([.C172:.E172];[.F172:.H172];[.I172])" office:value-type="float" office:value="26.0926530612245">
            <text:p>26,0926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72]);[.A172];[.M172])" office:value-type="float" office:value="26.0926530612245">
            <text:p>26,09265</text:p>
          </table:table-cell>
          <table:table-cell table:style-name="ce16" table:formula="oooc:=IF(ISBLANK([.O172]);IF(ISERROR([.B172]);&quot;Err:&quot;&amp;ERRORTYPE([.B172])=[.M172];OR([.P172]=[.B172];AND(ISNUMBER([.P172]);ISNUMBER([.B172]);OR(AND([.P172]=0;ABS([.B172])&lt;1E-307);&quot;&quot;&amp;[.B172]=&quot;&quot;&amp;[.P172]))));[.O1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.69387755102041">
            <text:p>2,69388</text:p>
          </table:table-cell>
          <table:table-cell table:formula="oooc:=AVEDEV([.C173:.E173];[.F173:.H173];[.I173])" office:value-type="float" office:value="2.69387755102041">
            <text:p>2,6938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2cm" svg:x="8.983cm" svg:y="78.593cm" draw:caption-point-x="-8.983cm" draw:caption-point-y="-78.59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73]);[.A173];[.M173])" office:value-type="float" office:value="2.69387755102041">
            <text:p>2,69388</text:p>
          </table:table-cell>
          <table:table-cell table:style-name="ce16" table:formula="oooc:=IF(ISBLANK([.O173]);IF(ISERROR([.B173]);&quot;Err:&quot;&amp;ERRORTYPE([.B173])=[.M173];OR([.P173]=[.B173];AND(ISNUMBER([.P173]);ISNUMBER([.B173]);OR(AND([.P173]=0;ABS([.B173])&lt;1E-307);&quot;&quot;&amp;[.B173]=&quot;&quot;&amp;[.P173]))));[.O17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EVSQ([.C175])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5"/>
          <table:table-cell/>
          <table:table-cell/>
          <table:table-cell table:style-name="ce16" table:formula="oooc:=IF(ISBLANK([.M175]);[.A175];[.M175])" office:value-type="float" office:value="0">
            <text:p>0</text:p>
          </table:table-cell>
          <table:table-cell table:style-name="ce16" table:formula="oooc:=IF(ISBLANK([.O175]);IF(ISERROR([.B175]);&quot;Err:&quot;&amp;ERRORTYPE([.B175])=[.M175];OR([.P175]=[.B175];AND(ISNUMBER([.P175]);ISNUMBER([.B175]);OR(AND([.P175]=0;ABS([.B175])&lt;1E-307);&quot;&quot;&amp;[.B175]=&quot;&quot;&amp;[.P175]))));[.O1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DEVSQ([.C176];[.D176])" office:value-type="float" office:value="8">
            <text:p>8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76]);[.A176];[.M176])" office:value-type="float" office:value="8">
            <text:p>8</text:p>
          </table:table-cell>
          <table:table-cell table:style-name="ce16" table:formula="oooc:=IF(ISBLANK([.O176]);IF(ISERROR([.B176]);&quot;Err:&quot;&amp;ERRORTYPE([.B176])=[.M176];OR([.P176]=[.B176];AND(ISNUMBER([.P176]);ISNUMBER([.B176]);OR(AND([.P176]=0;ABS([.B176])&lt;1E-307);&quot;&quot;&amp;[.B176]=&quot;&quot;&amp;[.P176]))));[.O1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.66666666666667">
            <text:p>8,66667</text:p>
          </table:table-cell>
          <table:table-cell table:formula="oooc:=DEVSQ([.C177];[.D177];[.E177])" office:value-type="float" office:value="8.66666666666667">
            <text:p>8,6666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3.567cm" svg:height="2cm" svg:x="8.983cm" svg:y="80.431cm" draw:caption-point-x="-8.983cm" draw:caption-point-y="-80.43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9cm" svg:height="2cm" svg:x="32.725cm" svg:y="80.431cm" draw:caption-point-x="-32.725cm" draw:caption-point-y="-80.4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ce16" table:formula="oooc:=IF(ISBLANK([.M177]);[.A177];[.M177])" office:value-type="float" office:value="8.66666666666667">
            <text:p>8,66667</text:p>
          </table:table-cell>
          <table:table-cell table:style-name="ce16" table:formula="oooc:=IF(ISBLANK([.O177]);IF(ISERROR([.B177]);&quot;Err:&quot;&amp;ERRORTYPE([.B177])=[.M177];OR([.P177]=[.B177];AND(ISNUMBER([.P177]);ISNUMBER([.B177]);OR(AND([.P177]=0;ABS([.B177])&lt;1E-307);&quot;&quot;&amp;[.B177]=&quot;&quot;&amp;[.P177]))));[.O17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9933.43077142857">
            <text:p>9933,43077</text:p>
          </table:table-cell>
          <table:table-cell table:formula="oooc:=DEVSQ([.C179:.E179];[.F179:.H179];[.I179])" office:value-type="float" office:value="9933.43077142857">
            <text:p>9933,4307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9cm" svg:height="1.972cm" svg:x="32.725cm" svg:y="81.355cm" draw:caption-point-x="-32.725cm" draw:caption-point-y="-81.3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6" table:formula="oooc:=IF(ISBLANK([.M179]);[.A179];[.M179])" office:value-type="float" office:value="9933.43077142857">
            <text:p>9933,43077</text:p>
          </table:table-cell>
          <table:table-cell table:style-name="ce16" table:formula="oooc:=IF(ISBLANK([.O179]);IF(ISERROR([.B179]);&quot;Err:&quot;&amp;ERRORTYPE([.B179])=[.M179];OR([.P179]=[.B179];AND(ISNUMBER([.P179]);ISNUMBER([.B179]);OR(AND([.P179]=0;ABS([.B179])&lt;1E-307);&quot;&quot;&amp;[.B179]=&quot;&quot;&amp;[.P179]))));[.O1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3.428571428571">
            <text:p>103,42857</text:p>
          </table:table-cell>
          <table:table-cell table:formula="oooc:=DEVSQ([.C180:.E180];[.F180:.H180];[.I180])" office:value-type="float" office:value="103.428571428571">
            <text:p>103,42857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1.964cm" svg:x="8.983cm" svg:y="81.799cm" draw:caption-point-x="-8.983cm" draw:caption-point-y="-81.79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9cm" svg:height="1.964cm" svg:x="32.725cm" svg:y="81.799cm" draw:caption-point-x="-32.725cm" draw:caption-point-y="-81.79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6" table:formula="oooc:=IF(ISBLANK([.M180]);[.A180];[.M180])" office:value-type="float" office:value="103.428571428571">
            <text:p>103,42857</text:p>
          </table:table-cell>
          <table:table-cell table:style-name="ce16" table:formula="oooc:=IF(ISBLANK([.O180]);IF(ISERROR([.B180]);&quot;Err:&quot;&amp;ERRORTYPE([.B180])=[.M180];OR([.P180]=[.B180];AND(ISNUMBER([.P180]);ISNUMBER([.B180]);OR(AND([.P180]=0;ABS([.B180])&lt;1E-307);&quot;&quot;&amp;[.B180]=&quot;&quot;&amp;[.P180]))));[.O18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935219529582824">
            <text:p>0,93522</text:p>
          </table:table-cell>
          <table:table-cell table:formula="oooc:=SKEW([.C182];[.D182];[.E182])" office:value-type="float" office:value="0.935219529582824">
            <text:p>0,9352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5"/>
          <table:table-cell office:value-type="string">
            <office:annotation draw:style-name="gr1" draw:text-style-name="P1" svg:width="3.584cm" svg:height="1.972cm" svg:x="31.27cm" svg:y="82.722cm" draw:caption-point-x="-31.27cm" draw:caption-point-y="-82.72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ce16" table:formula="oooc:=IF(ISBLANK([.M182]);[.A182];[.M182])" office:value-type="float" office:value="0.935219529582824">
            <text:p>0,93522</text:p>
          </table:table-cell>
          <table:table-cell table:style-name="ce16" table:formula="oooc:=IF(ISBLANK([.O182]);IF(ISERROR([.B182]);&quot;Err:&quot;&amp;ERRORTYPE([.B182])=[.M182];OR([.P182]=[.B182];AND(ISNUMBER([.P182]);ISNUMBER([.B182]);OR(AND([.P182]=0;ABS([.B182])&lt;1E-307);&quot;&quot;&amp;[.B182]=&quot;&quot;&amp;[.P182]))));[.O18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-2.53270664350413">
            <text:p>-2,53271</text:p>
          </table:table-cell>
          <table:table-cell table:formula="oooc:=SKEW([.C184:.E184];[.F184:.H184];[.I184])" office:value-type="float" office:value="-2.53270664350413">
            <text:p>-2,5327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84]);[.A184];[.M184])" office:value-type="float" office:value="-2.53270664350413">
            <text:p>-2,53271</text:p>
          </table:table-cell>
          <table:table-cell table:style-name="ce16" table:formula="oooc:=IF(ISBLANK([.O184]);IF(ISERROR([.B184]);&quot;Err:&quot;&amp;ERRORTYPE([.B184])=[.M184];OR([.P184]=[.B184];AND(ISNUMBER([.P184]);ISNUMBER([.B184]);OR(AND([.P184]=0;ABS([.B184])&lt;1E-307);&quot;&quot;&amp;[.B184]=&quot;&quot;&amp;[.P184]))));[.O1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1.84912637275325">
            <text:p>-1,84913</text:p>
          </table:table-cell>
          <table:table-cell table:formula="oooc:=SKEW([.C185:.E185];[.F185:.H185];[.I185])" office:value-type="float" office:value="-1.84912637275325">
            <text:p>-1,84913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1.965cm" svg:x="8.983cm" svg:y="84.062cm" draw:caption-point-x="-8.983cm" draw:caption-point-y="-84.06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85]);[.A185];[.M185])" office:value-type="float" office:value="-1.84912637275325">
            <text:p>-1,84913</text:p>
          </table:table-cell>
          <table:table-cell table:style-name="ce16" table:formula="oooc:=IF(ISBLANK([.O185]);IF(ISERROR([.B185]);&quot;Err:&quot;&amp;ERRORTYPE([.B185])=[.M185];OR([.P185]=[.B185];AND(ISNUMBER([.P185]);ISNUMBER([.B185]);OR(AND([.P185]=0;ABS([.B185])&lt;1E-307);&quot;&quot;&amp;[.B185]=&quot;&quot;&amp;[.P185]))));[.O18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390532544378699">
            <text:p>0,39053</text:p>
          </table:table-cell>
          <table:table-cell table:formula="oooc:=KURT([.C187];[.D187];[.E187];[.F187])" office:value-type="float" office:value="0.390532544378699">
            <text:p>0,390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5"/>
          <table:table-cell office:value-type="string">
            <office:annotation draw:style-name="gr1" draw:text-style-name="P1" svg:width="3.584cm" svg:height="1.973cm" svg:x="31.27cm" svg:y="84.985cm" draw:caption-point-x="-31.27cm" draw:caption-point-y="-84.98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6" table:formula="oooc:=IF(ISBLANK([.M187]);[.A187];[.M187])" office:value-type="float" office:value="0.390532544378699">
            <text:p>0,39053</text:p>
          </table:table-cell>
          <table:table-cell table:style-name="ce16" table:formula="oooc:=IF(ISBLANK([.O187]);IF(ISERROR([.B187]);&quot;Err:&quot;&amp;ERRORTYPE([.B187])=[.M187];OR([.P187]=[.B187];AND(ISNUMBER([.P187]);ISNUMBER([.B187]);OR(AND([.P187]=0;ABS([.B187])&lt;1E-307);&quot;&quot;&amp;[.B187]=&quot;&quot;&amp;[.P187]))));[.O18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6.5478454980828">
            <text:p>6,54785</text:p>
          </table:table-cell>
          <table:table-cell table:formula="oooc:=KURT([.C189:.E189];[.F189:.H189];[.I189])" office:value-type="float" office:value="6.54784549808281">
            <text:p>6,5478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84cm" svg:height="1.973cm" svg:x="31.27cm" svg:y="85.881cm" draw:caption-point-x="-31.27cm" draw:caption-point-y="-85.8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6" table:formula="oooc:=IF(ISBLANK([.M189]);[.A189];[.M189])" office:value-type="float" office:value="6.5478454980828">
            <text:p>6,54785</text:p>
          </table:table-cell>
          <table:table-cell table:style-name="ce16" table:formula="oooc:=IF(ISBLANK([.O189]);IF(ISERROR([.B189]);&quot;Err:&quot;&amp;ERRORTYPE([.B189])=[.M189];OR([.P189]=[.B189];AND(ISNUMBER([.P189]);ISNUMBER([.B189]);OR(AND([.P189]=0;ABS([.B189])&lt;1E-307);&quot;&quot;&amp;[.B189]=&quot;&quot;&amp;[.P189]))));[.O1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.23807576081316">
            <text:p>4,23808</text:p>
          </table:table-cell>
          <table:table-cell table:formula="oooc:=KURT([.C190:.E190];[.F190:.H190];[.I190])" office:value-type="float" office:value="4.23807576081316">
            <text:p>4,2380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3.567cm" svg:height="2cm" svg:x="8.983cm" svg:y="86.325cm" draw:caption-point-x="-8.983cm" draw:caption-point-y="-86.32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9cm" svg:height="2cm" svg:x="32.725cm" svg:y="86.325cm" draw:caption-point-x="-32.725cm" draw:caption-point-y="-86.32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ce16" table:formula="oooc:=IF(ISBLANK([.M190]);[.A190];[.M190])" office:value-type="float" office:value="4.23807576081316">
            <text:p>4,23808</text:p>
          </table:table-cell>
          <table:table-cell table:style-name="ce16" table:formula="oooc:=IF(ISBLANK([.O190]);IF(ISERROR([.B190]);&quot;Err:&quot;&amp;ERRORTYPE([.B190])=[.M190];OR([.P190]=[.B190];AND(ISNUMBER([.P190]);ISNUMBER([.B190]);OR(AND([.P190]=0;ABS([.B190])&lt;1E-307);&quot;&quot;&amp;[.B190]=&quot;&quot;&amp;[.P190]))));[.O19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49">
            <text:p>49</text:p>
          </table:table-cell>
          <table:table-cell table:formula="oooc:=SUMSQ([.C192])" office:value-type="float" office:value="49">
            <text:p>49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UMSQ</text:p>
          </table:table-cell>
          <table:table-cell table:style-name="ce15"/>
          <table:table-cell/>
          <table:table-cell/>
          <table:table-cell table:style-name="ce16" table:formula="oooc:=IF(ISBLANK([.M192]);[.A192];[.M192])" office:value-type="float" office:value="49">
            <text:p>49</text:p>
          </table:table-cell>
          <table:table-cell table:style-name="ce16" table:formula="oooc:=IF(ISBLANK([.O192]);IF(ISERROR([.B192]);&quot;Err:&quot;&amp;ERRORTYPE([.B192])=[.M192];OR([.P192]=[.B192];AND(ISNUMBER([.P192]);ISNUMBER([.B192]);OR(AND([.P192]=0;ABS([.B192])&lt;1E-307);&quot;&quot;&amp;[.B192]=&quot;&quot;&amp;[.P192]))));[.O1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ooc:=SUMSQ([.C193];[.D193])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93]);[.A193];[.M193])" office:value-type="float" office:value="29">
            <text:p>29</text:p>
          </table:table-cell>
          <table:table-cell table:style-name="ce16" table:formula="oooc:=IF(ISBLANK([.O193]);IF(ISERROR([.B193]);&quot;Err:&quot;&amp;ERRORTYPE([.B193])=[.M193];OR([.P193]=[.B193];AND(ISNUMBER([.P193]);ISNUMBER([.B193]);OR(AND([.P193]=0;ABS([.B193])&lt;1E-307);&quot;&quot;&amp;[.B193]=&quot;&quot;&amp;[.P193]))));[.O1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ooc:=SUMSQ([.C194];[.D194];[.E194])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94]);[.A194];[.M194])" office:value-type="float" office:value="29">
            <text:p>29</text:p>
          </table:table-cell>
          <table:table-cell table:style-name="ce16" table:formula="oooc:=IF(ISBLANK([.O194]);IF(ISERROR([.B194]);&quot;Err:&quot;&amp;ERRORTYPE([.B194])=[.M194];OR([.P194]=[.B194];AND(ISNUMBER([.P194]);ISNUMBER([.B194]);OR(AND([.P194]=0;ABS([.B194])&lt;1E-307);&quot;&quot;&amp;[.B194]=&quot;&quot;&amp;[.P194]))));[.O19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10460.3069">
            <text:p>10460,3069</text:p>
          </table:table-cell>
          <table:table-cell table:formula="oooc:=SUMSQ([.C196:.E196];[.F196:.H196];[.I196])" office:value-type="float" office:value="10460.3069">
            <text:p>10460,306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,45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4.5">
            <text:p>14,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196]);[.A196];[.M196])" office:value-type="float" office:value="10460.3069">
            <text:p>10460,3069</text:p>
          </table:table-cell>
          <table:table-cell table:style-name="ce16" table:formula="oooc:=IF(ISBLANK([.O196]);IF(ISERROR([.B196]);&quot;Err:&quot;&amp;ERRORTYPE([.B196])=[.M196];OR([.P196]=[.B196];AND(ISNUMBER([.P196]);ISNUMBER([.B196]);OR(AND([.P196]=0;ABS([.B196])&lt;1E-307);&quot;&quot;&amp;[.B196]=&quot;&quot;&amp;[.P196]))));[.O1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15">
            <text:p>115</text:p>
          </table:table-cell>
          <table:table-cell table:formula="oooc:=SUMSQ([.C197:.E197];[.F197:.H197];[.I197])" office:value-type="float" office:value="115">
            <text:p>115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3.59cm" svg:height="1.999cm" svg:x="32.725cm" svg:y="89.531cm" draw:caption-point-x="-32.725cm" draw:caption-point-y="-89.5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ce16" table:formula="oooc:=IF(ISBLANK([.M197]);[.A197];[.M197])" office:value-type="float" office:value="115">
            <text:p>115</text:p>
          </table:table-cell>
          <table:table-cell table:style-name="ce16" table:formula="oooc:=IF(ISBLANK([.O197]);IF(ISERROR([.B197]);&quot;Err:&quot;&amp;ERRORTYPE([.B197])=[.M197];OR([.P197]=[.B197];AND(ISNUMBER([.P197]);ISNUMBER([.B197]);OR(AND([.P197]=0;ABS([.B197])&lt;1E-307);&quot;&quot;&amp;[.B197]=&quot;&quot;&amp;[.P197]))));[.O19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666666666666667">
            <text:p>0,66667</text:p>
          </table:table-cell>
          <table:table-cell table:formula="oooc:=COVAR([.C199:.E199];[.F199:.H199])" office:value-type="float" office:value="0.666666666666667">
            <text:p>0,6666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office:value-type="float" office:value="6">
            <text:p>6</text:p>
          </table:table-cell>
          <table:table-cell table:number-columns-repeated="2" office:value-type="string">
            <text:p>COVAR</text:p>
          </table:table-cell>
          <table:table-cell table:style-name="ce15"/>
          <table:table-cell/>
          <table:table-cell/>
          <table:table-cell table:style-name="ce16" table:formula="oooc:=IF(ISBLANK([.M199]);[.A199];[.M199])" office:value-type="float" office:value="0.666666666666667">
            <text:p>0,66667</text:p>
          </table:table-cell>
          <table:table-cell table:style-name="ce16" table:formula="oooc:=IF(ISBLANK([.O199]);IF(ISERROR([.B199]);&quot;Err:&quot;&amp;ERRORTYPE([.B199])=[.M199];OR([.P199]=[.B199];AND(ISNUMBER([.P199]);ISNUMBER([.B199]);OR(AND([.P199]=0;ABS([.B199])&lt;1E-307);&quot;&quot;&amp;[.B199]=&quot;&quot;&amp;[.P199]))));[.O1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111111111111111">
            <text:p>-0,11111</text:p>
          </table:table-cell>
          <table:table-cell table:formula="oooc:=COVAR([.C200:.E200];[.F200:.H200])" office:value-type="float" office:value="-0.111111111111111">
            <text:p>-0,111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office:value-type="float" office:value="6">
            <text:p>6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00]);[.A200];[.M200])" office:value-type="float" office:value="-0.111111111111111">
            <text:p>-0,11111</text:p>
          </table:table-cell>
          <table:table-cell table:style-name="ce16" table:formula="oooc:=IF(ISBLANK([.O200]);IF(ISERROR([.B200]);&quot;Err:&quot;&amp;ERRORTYPE([.B200])=[.M200];OR([.P200]=[.B200];AND(ISNUMBER([.P200]);ISNUMBER([.B200]);OR(AND([.P200]=0;ABS([.B200])&lt;1E-307);&quot;&quot;&amp;[.B200]=&quot;&quot;&amp;[.P200]))));[.O20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,25</text:p>
          </table:table-cell>
          <table:table-cell table:formula="oooc:=COVAR([.C202:.D202];[.E202:.F202])" office:value-type="float" office:value="0.25">
            <text:p>0,2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5"/>
          <table:table-cell/>
          <table:table-cell/>
          <table:table-cell table:style-name="ce16" table:formula="oooc:=IF(ISBLANK([.M202]);[.A202];[.M202])" office:value-type="float" office:value="0.25">
            <text:p>0,25</text:p>
          </table:table-cell>
          <table:table-cell table:style-name="ce16" table:formula="oooc:=IF(ISBLANK([.O202]);IF(ISERROR([.B202]);&quot;Err:&quot;&amp;ERRORTYPE([.B202])=[.M202];OR([.P202]=[.B202];AND(ISNUMBER([.P202]);ISNUMBER([.B202]);OR(AND([.P202]=0;ABS([.B202])&lt;1E-307);&quot;&quot;&amp;[.B202]=&quot;&quot;&amp;[.P202]))));[.O2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ooc:=COVAR([.C203:.E203];[.F203:.G203])" office:value-type="float" office:value="0">
            <text:p>Err:50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5" office:value-type="string">
            <text:p>Err:504</text:p>
          </table:table-cell>
          <table:table-cell/>
          <table:table-cell/>
          <table:table-cell table:style-name="ce16" table:formula="oooc:=IF(ISBLANK([.M203]);[.A203];[.M203])" office:value-type="string" office:string-value="Err:504">
            <text:p>Err:504</text:p>
          </table:table-cell>
          <table:table-cell table:style-name="ce16" table:formula="oooc:=IF(ISBLANK([.O203]);IF(ISERROR([.B203]);&quot;Err:&quot;&amp;ERRORTYPE([.B203])=[.M203];OR([.P203]=[.B203];AND(ISNUMBER([.P203]);ISNUMBER([.B203]);OR(AND([.P203]=0;ABS([.B203])&lt;1E-307);&quot;&quot;&amp;[.B203]=&quot;&quot;&amp;[.P203]))));[.O2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table:formula="oooc:=SUMIF([.D205:.F205];&quot;&gt;&quot;&amp;[.C205];[.G205:.I205])" office:value-type="float" office:value="43">
            <text:p>4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3" office:value-type="string">
            <text:p>SUMIF</text:p>
          </table:table-cell>
          <table:table-cell table:style-name="ce15"/>
          <table:table-cell/>
          <table:table-cell/>
          <table:table-cell table:style-name="ce16" table:formula="oooc:=IF(ISBLANK([.M205]);[.A205];[.M205])" office:value-type="float" office:value="43">
            <text:p>43</text:p>
          </table:table-cell>
          <table:table-cell table:style-name="ce16" table:formula="oooc:=IF(ISBLANK([.O205]);IF(ISERROR([.B205]);&quot;Err:&quot;&amp;ERRORTYPE([.B205])=[.M205];OR([.P205]=[.B205];AND(ISNUMBER([.P205]);ISNUMBER([.B205]);OR(AND([.P205]=0;ABS([.B205])&lt;1E-307);&quot;&quot;&amp;[.B205]=&quot;&quot;&amp;[.P205]))));[.O2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ooc:=SUMIF([.D206:.F206];&quot;&gt;&quot;&amp;[.C206])" office:value-type="float" office:value="23">
            <text:p>2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10" table:number-columns-repeated="3"/>
          <table:table-cell table:style-name="ce12" office:value-type="float" office:value="4">
            <text:p>4</text:p>
          </table:table-cell>
          <table:table-cell table:style-name="ce14" table:number-columns-repeated="2"/>
          <table:table-cell table:style-name="ce15"/>
          <table:table-cell/>
          <table:table-cell/>
          <table:table-cell table:style-name="ce16" table:formula="oooc:=IF(ISBLANK([.M206]);[.A206];[.M206])" office:value-type="float" office:value="23">
            <text:p>23</text:p>
          </table:table-cell>
          <table:table-cell table:style-name="ce16" table:formula="oooc:=IF(ISBLANK([.O206]);IF(ISERROR([.B206]);&quot;Err:&quot;&amp;ERRORTYPE([.B206])=[.M206];OR([.P206]=[.B206];AND(ISNUMBER([.P206]);ISNUMBER([.B206]);OR(AND([.P206]=0;ABS([.B206])&lt;1E-307);&quot;&quot;&amp;[.B206]=&quot;&quot;&amp;[.P206]))));[.O206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794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ce16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02:42</dc:date>
    <dc:language>ru-RU</dc:language>
    <meta:editing-cycles>11</meta:editing-cycles>
    <meta:editing-duration>PT46M44S</meta:editing-duration>
    <meta:user-defined meta:name="Info 1"/>
    <meta:user-defined meta:name="Info 2"/>
    <meta:user-defined meta:name="Info 3"/>
    <meta:user-defined meta:name="Info 4"/>
    <meta:document-statistic meta:table-count="1" meta:cell-count="1531"/>
  </office:meta>
</office:document-meta>
</file>